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BInTempFil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LOBInTempFile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TempFile.getInstance( InputStream in , boolean te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TempFile.BLOBInTempFile( InputStream in , boolean tem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LOBInTempFile.isSm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TempFile.getInstance( File file , boolean te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TempFile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TempFile.delete( boolean pruneEmptyParent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BInTempFile.disca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BInTempFile.ge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BInTempFile.BLOBInTempFile( File file , boolean te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BInTempFi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TempFi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